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Dialogs/Standard/AddEmployee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6.33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7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Arial Narrow1" fo:font-weight="bold" style:font-weight-asian="bold" style:font-weight-complex="bold"/>
    </style:style>
    <style:style style:name="ce29" style:family="table-cell" style:parent-style-name="Default">
      <style:text-properties style:font-name="Arial Narrow" fo:font-size="10pt" style:font-size-asian="10pt" style:font-size-complex="10pt"/>
    </style:style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ackground-color="#999999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3366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 Narrow1" fo:font-weight="bold" style:font-weight-asian="bold" style:font-weight-complex="bold"/>
    </style:style>
    <style:style style:name="ce26" style:family="table-cell" style:parent-style-name="Default">
      <style:text-properties style:font-name="Arial Narrow" fo:font-size="10pt" style:font-size-asian="10pt" style:font-size-complex="10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name="ADD EMPLOYEE" draw:text-style-name="P1" svg:width="2.622cm" svg:height="0.854cm" svg:x="13.241cm" svg:y="0.366cm" draw:control="control1">
            <svg:title>ADD EMPLOYEE</svg:title>
          </draw:control>
        </table:shapes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Default"/>
        <table:table-row table:style-name="ro2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8" table:number-columns-repeated="2"/>
        </table:table-row>
        <table:table-row table:style-name="ro2">
          <table:table-cell table:style-name="ce2"/>
          <table:table-cell table:style-name="ce6"/>
          <table:table-cell table:style-name="ce9" table:number-columns-repeated="2"/>
        </table:table-row>
        <table:table-row table:style-name="ro4">
          <table:table-cell table:style-name="ce3" office:value-type="string" calcext:value-type="string">
            <text:p>ID NO.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POSITION</text:p>
          </table:table-cell>
          <table:table-cell/>
        </table:table-row>
        <table:table-row table:style-name="ro3" table:number-rows-repeated="1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Employee 1" table:style-name="ta1">
        <table:table-column table:style-name="co2" table:default-cell-style-name="ce24"/>
        <table:table-column table:style-name="co2" table:default-cell-style-name="ce26"/>
        <table:table-row table:style-name="ro3">
          <table:table-cell office:value-type="string" calcext:value-type="string">
            <text:p>PROFESSOR TORSTEN CALVI CORPORATION</text:p>
          </table:table-cell>
          <table:table-cell/>
        </table:table-row>
        <table:table-row table:style-name="ro3">
          <table:table-cell office:value-type="string" calcext:value-type="string">
            <text:p>Employee 1</text:p>
          </table:table-cell>
          <table:table-cell/>
        </table:table-row>
        <table:table-row table:style-name="ro3">
          <table:table-cell office:value-type="string" calcext:value-type="string">
            <text:p>Position 1</text:p>
          </table:table-cell>
          <table:table-cell/>
        </table:table-row>
        <table:table-row table:style-name="ro3">
          <table:table-cell table:style-name="ce25" office:value-type="string" calcext:value-type="string">
            <text:p>Empid1000</text:p>
          </table:table-cell>
          <table:table-cell table:style-name="Default"/>
        </table:table-row>
      </table:table>
      <table:named-expressions/>
      <table:database-ranges>
        <table:database-range table:name="__Anonymous_DB__1" table:target-range-address="'Master List'.H12:'Master List'.H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-00-0000</text:date>, <text:time style:data-style-name="N2" text:time-value="14:27:48.1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2-16T14:28:18.609000000</dc:date>
    <meta:editing-duration>PT2H26M35S</meta:editing-duration>
    <meta:editing-cycles>7</meta:editing-cycles>
    <meta:document-statistic meta:table-count="2" meta:cell-count="9" meta:object-count="1"/>
  </office:meta>
</office:document-meta>
</file>

<file path=Dialogs/Standard/AddEmployee.xml><?xml version="1.0" encoding="utf-8"?>
<!DOCTYPE window  PUBLIC '-//OpenOffice.org//DTD OfficeDocument 1.0//EN'  'dialog.dtd'>
<dlg:window xmlns:dlg="http://openoffice.org/2000/dialog" xmlns:script="http://openoffice.org/2000/script" dlg:id="AddEmployee" dlg:left="257" dlg:top="157" dlg:width="196" dlg:height="135" dlg:closeable="true" dlg:moveable="true">
  <dlg:bulletinboard>
    <dlg:button dlg:id="CommandButton1" dlg:tab-index="3" dlg:left="63" dlg:top="110" dlg:width="53" dlg:height="17" dlg:value="Add"/>
    <dlg:button dlg:id="CommandButton2" dlg:tab-index="4" dlg:left="127" dlg:top="110" dlg:width="42" dlg:height="17" dlg:value="Cancel"/>
    <dlg:textfield dlg:id="id_number_tb" dlg:tab-index="0" dlg:left="46" dlg:top="15" dlg:width="125" dlg:height="17"/>
    <dlg:textfield dlg:id="name_tb" dlg:tab-index="1" dlg:left="46" dlg:top="42" dlg:width="125" dlg:height="17"/>
    <dlg:textfield dlg:id="position_tb" dlg:tab-index="2" dlg:left="46" dlg:top="68" dlg:width="125" dlg:height="17" dlg:readonly="true"/>
    <dlg:text dlg:id="Label1" dlg:tab-index="5" dlg:left="6" dlg:top="19" dlg:width="32" dlg:height="10" dlg:value="ID Number:"/>
    <dlg:text dlg:id="Label2" dlg:tab-index="6" dlg:left="20" dlg:top="46" dlg:width="17" dlg:height="12" dlg:value="Name:"/>
    <dlg:text dlg:id="Label3" dlg:tab-index="7" dlg:left="14" dlg:top="74" dlg:width="27" dlg:height="12" dlg:value="Position: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dEmploye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